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emières Idées Théoriques sur le leader.</text:h>
      <text:h text:style-name="Heading_20_2" text:outline-level="2">Pressure and Value Early:</text:h>
      <text:p text:style-name="P2">3 Don: <text:span text:style-name="T1">Bonney OP08 2 dons sur Bonney OP08 leader swing. </text:span></text:p>
      <text:p text:style-name="P3"><text:tab/>On menace de cycle la défense peut nous arranger sur le long terme pour une potentielle stratégie starve.</text:p>
      <text:p text:style-name="P1"><text:span text:style-name="T1"><text:tab/></text:span>Remarque: <text:span text:style-name="T1">Sur les leaders à 6k /3 vies on tape directement à 7k en mettant les 2 dons sous leader pour mettre directement la pression sur les vies et le nombre de 2k auquel l'adversaire à accès.</text:span></text:p>
      <text:p text:style-name="P2">5 Don:<text:span text:style-name="T1"> 1 Don sur Bonney OP8 Onami sur leader effet leader pour taper à 7k+ Bannish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45S</meta:editing-duration>
    <meta:editing-cycles>3</meta:editing-cycles>
    <meta:generator>OpenOffice/4.1.15$Win32 OpenOffice.org_project/4115m2$Build-9813</meta:generator>
    <dc:date>2025-07-15T20:11:30.47</dc:date>
    <dc:creator>Clément Tassa</dc:creator>
    <meta:document-statistic meta:table-count="0" meta:image-count="0" meta:object-count="0" meta:page-count="1" meta:paragraph-count="6" meta:word-count="93" meta:character-count="506"/>
    <meta:user-defined meta:name="Info 1"/>
    <meta:user-defined meta:name="Info 2"/>
    <meta:user-defined meta:name="Info 3"/>
    <meta:user-defined meta:name="Info 4"/>
  </office:meta>
</office:document-meta>
</file>